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!</text:span><text:span text:style-name="T2"> </text:span><text:span text:style-name="T1">Bem vindo ao curso de Orientação a Objetos com Java, meu nome é Clovis Fernandes.</text:span><text:span text:style-name="T2"> </text:span><text:span text:style-name="T1">Hoje iremos tratar de diagramas de classes no contexto da UML.</text:span><text:span text:style-name="T2"> </text:span><text:span text:style-name="T1">Nesta primeira parte iremos ver alguns conceitos iniciais tais como</text:span><text:span text:style-name="T2"> </text:span><text:span text:style-name="T1">a própria classe, como se representam atributos e responsabilidades</text:span><text:span text:style-name="T2"> </text:span><text:span text:style-name="T1">forma de diagramas, vamos falar de associação</text:span><text:span text:style-name="T2"> </text:span><text:span text:style-name="T1">entre uma classe e outra e os conceitos que estão envolvidos com associação.</text:span><text:span text:style-name="T2"> </text:span><text:span text:style-name="T1">Já a parte de multiplicidade e navegabilidade diante e agregação,</text:span><text:span text:style-name="T2"> </text:span><text:span text:style-name="T1">composição e herança, iremos falar disso tudo na parte 2.</text:span><text:span text:style-name="T2"> </text:span><text:span text:style-name="T1">O diagrama de classes, ele é uma ferramenta muito importante</text:span><text:span text:style-name="T2"> </text:span><text:span text:style-name="T1">para registrar todas as classes de sistema que está sendo desenvolvido.</text:span><text:span text:style-name="T2"> </text:span><text:span text:style-name="T1">Ele ajuda a mostrar todos os relacionamentos entre as classes</text:span><text:span text:style-name="T2"> </text:span><text:span text:style-name="T1">e ajuda a raciocinar, a pensar sobre o que é que estamos fazendo,</text:span><text:span text:style-name="T2"> </text:span><text:span text:style-name="T1">se estamos fazendo bem certo, ou se podemos melhorar a nossa</text:span><text:span text:style-name="T2"> </text:span><text:span text:style-name="T1">estrutura de classes que nós estamos desenvolvendo.</text:span><text:span text:style-name="T2"> </text:span><text:span text:style-name="T1">Então o primeiro passo é trabalhar com modelagem CRC,</text:span><text:span text:style-name="T2"> </text:span><text:span text:style-name="T1">trabalhamos com cartões CRC, depois começamos a desenvolver os</text:span><text:span text:style-name="T2"> </text:span><text:span text:style-name="T1">nossos programas numa linguagem de programação e para ajudar a organizar</text:span><text:span text:style-name="T2"> </text:span><text:span text:style-name="T1">isso muitos momentos estaremos construindo diagramas de classes.</text:span><text:span text:style-name="T2"> </text:span><text:span text:style-name="T1">Para isso vai ser importante revisitar esse assunto.</text:span><text:span text:style-name="T2"> </text:span><text:span text:style-name="T1">Muitos de vocês já devem ter trabalhado com diagramas de classes,</text:span><text:span text:style-name="T2"> </text:span><text:span text:style-name="T1">obviamente, iremos aqui então revisitar esse assunto para</text:span><text:span text:style-name="T2"> </text:span><text:span text:style-name="T1">consolidar o conhecimento de vocês no assunto.</text:span><text:span text:style-name="T2"> </text:span><text:span text:style-name="T1">Mais tarde outros momentos, deste curso e dos próximos cursos</text:span><text:span text:style-name="T2"> </text:span><text:span text:style-name="T1">iremos sempre apresentar os nossos conceitos com base diagramas da UML,</text:span><text:span text:style-name="T2"> </text:span><text:span text:style-name="T1">ou diagramas de classe ou diagramas de sequência, e outros diagramas.</text:span><text:span text:style-name="T2"> </text:span><text:span text:style-name="T1">Para exemplificar apresento de cara diagrama de classes de uma</text:span><text:span text:style-name="T2"> </text:span><text:span text:style-name="T1">aplicação que envolve pedidos de compra de alguma coisa.</text:span><text:span text:style-name="T2"> </text:span><text:span text:style-name="T1">Então estão envolvidos classes cliente, que faz pedidos,</text:span><text:span text:style-name="T2"> </text:span><text:span text:style-name="T1">os pedidos estão organizados na forma de linhas,</text:span><text:span text:style-name="T2"> </text:span><text:span text:style-name="T1">de items de produto, fazendo uso da classe</text:span><text:span text:style-name="T2"> </text:span><text:span text:style-name="T1">detalhePedido e por sua vez tem os items de produto associados.</text:span><text:span text:style-name="T2"> </text:span><text:span text:style-name="T1">O pagamento também está associado a pedido, porque todo o pedido algum momento</text:span><text:span text:style-name="T2"> </text:span><text:span text:style-name="T1">vai ser pago e esse pedido vai ser pago através de cartão de crédito,</text:span><text:span text:style-name="T2"> </text:span><text:span text:style-name="T1">ou dinheiro, ou cheque e ao longo dessas duas partes nós</text:span><text:span text:style-name="T2"> </text:span><text:span text:style-name="T1">iremos mostrar os vários conceitos que estão aí representados nesse diagrama.</text:span><text:span text:style-name="T2"> </text:span><text:span text:style-name="T1">Ele vai ser muito usado, a maioria das nossas explicações vão girar torno</text:span><text:span text:style-name="T2"> </text:span><text:span text:style-name="T1">desse diagrama, ou outro assunto que eu complemento com algum diagrama adicional.</text:span><text:span text:style-name="T2"> </text:span><text:span text:style-name="T1">Vamos começar então a mostrar como é que é uma classe,</text:span><text:span text:style-name="T2"> </text:span><text:span text:style-name="T1">como é que uma classe fica representada num diagrama UML.</text:span><text:span text:style-name="T2"> </text:span><text:span text:style-name="T1">Tem 3 partes: o nome, os atributos e as operações ou métodos.</text:span><text:span text:style-name="T2"> </text:span><text:span text:style-name="T1">Eu estou mostrando para vocês a classe de Pedidos relacionada com a DetalhePedido e</text:span><text:span text:style-name="T2"> </text:span><text:span text:style-name="T1">a de Pagamento.</text:span><text:span text:style-name="T2"> </text:span><text:span text:style-name="T1">O relacionamento entre as classes é que é importante.</text:span><text:span text:style-name="T2"> </text:span><text:span text:style-name="T1">A representação anterior eu mostrei para vocês apenas e tão somente</text:span><text:span text:style-name="T2"> </text:span><text:span text:style-name="T1">2 atributos na classe Pedido e 3 métodos na classe Pedido.</text:span><text:span text:style-name="T2"> </text:span><text:span text:style-name="T1">Aqui vocês estão vendo, nós estamos com mais informação.</text:span><text:span text:style-name="T2"> </text:span><text:span text:style-name="T1">Porquê?</text:span><text:span text:style-name="T2"> </text:span><text:span text:style-name="T1">Existem algumas informações que são implícitas,</text:span><text:span text:style-name="T2"> </text:span><text:span text:style-name="T1">então o relacionamento da classe Pedido com DetalhePedido fica</text:span><text:span text:style-name="T2"> </text:span><text:span text:style-name="T1">implícito estruturas de dados que relacionam DetalhePedido e aí a gente</text:span><text:span text:style-name="T2"> </text:span><text:span text:style-name="T1">está chamando essa estrutura de dados item de linha, de cada pedido.</text:span><text:span text:style-name="T2"> </text:span><text:span text:style-name="T1">Vai ter várias linhas com os seus pedidos, esse seria item de linha Temos</text:span><text:span text:style-name="T2"> </text:span><text:span text:style-name="T1">também na classe Pagamento que a classe Pedido ela se refere a pagamento.</text:span><text:span text:style-name="T2"> </text:span><text:span text:style-name="T1">Então tem atributo implícito que eu estou explicitando,</text:span><text:span text:style-name="T2"> </text:span><text:span text:style-name="T1">não é, esses 2 atributos, agora nesse momento que é o Pagamento.</text:span><text:span text:style-name="T2"> </text:span><text:span text:style-name="T1">Uma classe ela pode estar representada num diagrama de classes e eu não</text:span><text:span text:style-name="T2"> </text:span><text:span text:style-name="T1">preciso apresentar todas as informações,</text:span><text:span text:style-name="T2"> </text:span><text:span text:style-name="T1">porque existe esse relacionamento com as outras classes.</text:span><text:span text:style-name="T2"> </text:span><text:span text:style-name="T1">Aulas futuras nós iremos trabalhar isso,</text:span><text:span text:style-name="T2"> </text:span><text:span text:style-name="T1">a gente chama isso de arquitetura do código.</text:span><text:span text:style-name="T2"> </text:span><text:span text:style-name="T1">Essa arquitetura fica uma arquitetura implícita, eu não preciso ficar mostrando.</text:span><text:span text:style-name="T2"> </text:span><text:span text:style-name="T1">Ao mesmo tempo, ela me ajuda a codificar porque essa arquitetura</text:span><text:span text:style-name="T2"> </text:span><text:span text:style-name="T1">tem certo formato padrão.</text:span><text:span text:style-name="T2"> </text:span><text:span text:style-name="T1">Nós veremos isso mais para a frente,</text:span><text:span text:style-name="T2"> </text:span><text:span text:style-name="T1">agora estamos olhando apenas a parte de diagramas.</text:span><text:span text:style-name="T2"> </text:span><text:span text:style-name="T1">Nós temos o nome da classe e logo abaixo nós temos os atributos.</text:span><text:span text:style-name="T2"> </text:span><text:span text:style-name="T1">Então aí no caso, nós temos atributo, data,</text:span><text:span text:style-name="T2"> </text:span><text:span text:style-name="T1">cujo valor vai ser dado por objeto da</text:span><text:span text:style-name="T2"> </text:span><text:span text:style-name="T1">classe Date do Java, por exemplo, no nosso exemplo aqui.</text:span><text:span text:style-name="T2"> </text:span><text:span text:style-name="T1">Temos também o atributo status, cujo valor vai ser</text:span><text:span text:style-name="T2"> </text:span><text:span text:style-name="T1">inteiro por isso nós estamos rotulando ele como int.</text:span><text:span text:style-name="T2"> </text:span><text:span text:style-name="T1">Já o item de linha, ele vai ser detalhe de pedido,</text:span><text:span text:style-name="T2"> </text:span><text:span text:style-name="T1">ele vai ser conjunto de objetos de detalhe de pedido.</text:span><text:span text:style-name="T2"> </text:span><text:span text:style-name="T1">O atributo linhaPedido representa objetos de DetalhePedido,</text:span><text:span text:style-name="T2"> </text:span><text:span text:style-name="T1">eu posso representar de 0 ou mais linhas de pedido.</text:span><text:span text:style-name="T2"> </text:span><text:span text:style-name="T1">Isso fica representado pelo 0..* Eu estou querendo dizer é exatamente isso,</text:span><text:span text:style-name="T2"> </text:span><text:span text:style-name="T1">que eu posso ter mais número indeterminado, </text:span><text:soft-page-break/><text:span text:style-name="T1">não é,</text:span><text:span text:style-name="T2"> </text:span><text:span text:style-name="T1">inclusive nada não é, de detalhes de pedido, objetos detalhes de pedido.</text:span><text:span text:style-name="T2"> </text:span><text:span text:style-name="T1">Já do pagamento, vai conter objetos do tipo, ou da classe pagamento,</text:span><text:span text:style-name="T2"> </text:span><text:span text:style-name="T1">então ele vai ser ou mais objetos da classe Pagamento.</text:span><text:span text:style-name="T2"> </text:span><text:span text:style-name="T1">Vai ser 1 se o pagamento for 1 pagamento apenas,</text:span><text:span text:style-name="T2"> </text:span><text:span text:style-name="T1">agora se você parcelar esse pagamento,</text:span><text:span text:style-name="T2"> </text:span><text:span text:style-name="T1">vai ser ou mais até ao limite do parcelamento que você deu.</text:span><text:span text:style-name="T2"> </text:span><text:span text:style-name="T1">Acabamos de falar sobre os atributos mas eu queria ressaltar que os atributos</text:span><text:span text:style-name="T2"> </text:span><text:span text:style-name="T1">linhaPedido e pagamento, como eles são relacionados,</text:span><text:span text:style-name="T2"> </text:span><text:span text:style-name="T1">ou seja são colaborações dos objetos detalhePedido e pagamento,</text:span><text:span text:style-name="T2"> </text:span><text:span text:style-name="T1">a gente também costuma chamar esses atributos de relacionamentos.</text:span><text:span text:style-name="T2"> </text:span><text:span text:style-name="T1">Os anteriores são atributos que faz uso ou de valores de dados,</text:span><text:span text:style-name="T2"> </text:span><text:span text:style-name="T1">como int, double, string, ou usam classes que</text:span><text:span text:style-name="T2"> </text:span><text:span text:style-name="T1">são próprias do Java como o Date, por exemplo.</text:span><text:span text:style-name="T2"> </text:span><text:span text:style-name="T1">Já os 2 atributos com relacionamentos são relacionamentos</text:span><text:span text:style-name="T2"> </text:span><text:span text:style-name="T1">de objetos de classes da nossa aplicação, por isso a gente chama de relacionamentos.</text:span><text:span text:style-name="T2"> </text:span><text:span text:style-name="T1">Então nós temos o nome da classe, os atributos</text:span><text:span text:style-name="T2"> </text:span><text:span text:style-name="T1">e agora eu vou mostrar para vocês as responsabilidades, operações ou métodos.</text:span><text:span text:style-name="T2"> </text:span><text:span text:style-name="T1">Como é usual Java, iremos chamar as operações ou responsabilidades nesse</text:span><text:span text:style-name="T2"> </text:span><text:span text:style-name="T1">momento de métodos.</text:span><text:span text:style-name="T2"> </text:span><text:span text:style-name="T1">Quando estivermos tratando da parte de design, ou princípios,</text:span><text:span text:style-name="T2"> </text:span><text:span text:style-name="T1">muitas vezes voltaremos a falar responsabilidade.</text:span><text:span text:style-name="T2"> </text:span><text:span text:style-name="T1">Normalmente os atributos, porque é que a gente separou atributos dos métodos?</text:span><text:span text:style-name="T2"> </text:span><text:span text:style-name="T1">Princípio, todos os atributos vão ser privados,</text:span><text:span text:style-name="T2"> </text:span><text:span text:style-name="T1">ou seja quando eu criar objeto dessa classe por exemplo, as variáveis de</text:span><text:span text:style-name="T2"> </text:span><text:span text:style-name="T1">instância vão ser inicializadas para esses valores e exteriormente,</text:span><text:span text:style-name="T2"> </text:span><text:span text:style-name="T1">de forma externa ao objeto, ninguém vai poder acessar isso,</text:span><text:span text:style-name="T2"> </text:span><text:span text:style-name="T1">a não ser através de operações ou métodos que nós vamos descrever logo a seguir.</text:span><text:span text:style-name="T2"> </text:span><text:span text:style-name="T1">Então, princípio, nós não iremos ter atributos</text:span><text:span text:style-name="T2"> </text:span><text:span text:style-name="T1">que não sejam privados, sempre vai ser privado, por definição, está ok?</text:span><text:span text:style-name="T2"> </text:span><text:span text:style-name="T1">Por definição vai ser privado.</text:span><text:span text:style-name="T2"> </text:span><text:span text:style-name="T1">Nós vamos fornecer meios de quem necessitar desses valores</text:span><text:span text:style-name="T2"> </text:span><text:span text:style-name="T1">poder usar, está ok?</text:span><text:span text:style-name="T2"> </text:span><text:span text:style-name="T1">Já as responsabilidades nós temos 3 tipos de responsabilidades,</text:span><text:span text:style-name="T2"> </text:span><text:span text:style-name="T1">com relação à visibilidade, ou seja,</text:span><text:span text:style-name="T2"> </text:span><text:span text:style-name="T1">quem vai enxergar do lado de fora objeto dessa classe,</text:span><text:span text:style-name="T2"> </text:span><text:span text:style-name="T1">se for privado não tem acesso, então os dados, os atributos não tem acesso.</text:span><text:span text:style-name="T2"> </text:span><text:span text:style-name="T1">Os métodos que também forem privados, que estão representados com menos antes,</text:span><text:span text:style-name="T2"> </text:span><text:span text:style-name="T1">também ninguém vai ter acesso, só internamente na classe que vai poder usar</text:span><text:span text:style-name="T2"> </text:span><text:span text:style-name="T1">esse método como por exemplo o getAliquota.</text:span><text:span text:style-name="T2"> </text:span><text:span text:style-name="T1">Já os métodos getter e setter, são métodos</text:span><text:span text:style-name="T2"> </text:span><text:span text:style-name="T1">de acesso aos atributos, falamos que os atributos são privados,</text:span><text:span text:style-name="T2"> </text:span><text:span text:style-name="T1">então a gente coloca métodos para acessar esses atributos não só</text:span><text:span text:style-name="T2"> </text:span><text:span text:style-name="T1">objetos dessa classe mas objetos de subclasses dessa classe.</text:span><text:span text:style-name="T2"> </text:span><text:span text:style-name="T1">Por isso que os getter e setter por definição também,</text:span><text:span text:style-name="T2"> </text:span><text:span text:style-name="T1">uma convenção Eles são protegidos,</text:span><text:span text:style-name="T2"> </text:span><text:span text:style-name="T1">esse jogo da velha significa que a classe</text:span><text:span text:style-name="T2"> </text:span><text:span text:style-name="T1">pode usar internamente, ninguém de fora pode usar esses métodos.</text:span><text:span text:style-name="T2"> </text:span><text:span text:style-name="T1">Mais para a frente, nós veremos que de acordo com o projeto pode ser que alguns</text:span><text:span text:style-name="T2"> </text:span><text:span text:style-name="T1">desses métodos de acesso, getter e setter, sejam públicos por necessidade do projeto,</text:span><text:span text:style-name="T2"> </text:span><text:span text:style-name="T1">mas por definição também eles ficariam como protegido.</text:span><text:span text:style-name="T2"> </text:span><text:span text:style-name="T1">E nós temos 3 métodos chamados de públicos, que estão representados pelo</text:span><text:span text:style-name="T2"> </text:span><text:span text:style-name="T1">"mais", no qual a visibilidade de objetos dessa classe vão permitir</text:span><text:span text:style-name="T2"> </text:span><text:span text:style-name="T1">que outros objetos possam referenciar esses métodos,</text:span><text:span text:style-name="T2"> </text:span><text:span text:style-name="T1">mandar mensagens para objetos dessa classe usando esses métodos.</text:span><text:span text:style-name="T2"> </text:span><text:span text:style-name="T1">Essa questão da visibilidade é isso,</text:span><text:span text:style-name="T2"> </text:span><text:span text:style-name="T1">é para organizar quem pode acessar o quê no meu objeto.</text:span><text:span text:style-name="T2"> </text:span><text:span text:style-name="T1">A gente chama isso de ocultação da informação, a gente só</text:span><text:span text:style-name="T2"> </text:span><text:span text:style-name="T1">coloca na interface da classe ou do objeto aquilo que a gente quer que seja visto.</text:span><text:span text:style-name="T2"> </text:span><text:span text:style-name="T1">Aquilo que a gente quer esconder a gente coloca como privado ou protegido.</text:span><text:span text:style-name="T2"> </text:span><text:span text:style-name="T1">Nem sempre eu preciso representar uma</text:span><text:span text:style-name="T2"> </text:span><text:span text:style-name="T1">classe usando todas as informações que uma classe deve ter.</text:span><text:span text:style-name="T2"> </text:span><text:span text:style-name="T1">O mínimo é o nome da classe, isso a gente tem que colocar.</text:span><text:span text:style-name="T2"> </text:span><text:span text:style-name="T1">Mas eu posso às vezes representar apenas o nome,</text:span><text:span text:style-name="T2"> </text:span><text:span text:style-name="T1">eu posso representar usando o nome e alguns atributos,</text:span><text:span text:style-name="T2"> </text:span><text:span text:style-name="T1">se naquele momento eu estou querendo enfatizar esses atributos,</text:span><text:span text:style-name="T2"> </text:span><text:span text:style-name="T1">e posso também usar o nome, não colocar atributo nenhum e colocar</text:span><text:span text:style-name="T2"> </text:span><text:span text:style-name="T1">alguns dos métodos públicos ou os métodos públicos.</text:span><text:span text:style-name="T2"> </text:span><text:span text:style-name="T1">Não preciso representar os métodos privados ou protegidos,</text:span><text:span text:style-name="T2"> </text:span><text:span text:style-name="T1">posso deixar isso de lado, porque muitas vezes as</text:span><text:span text:style-name="T2"> </text:span><text:span text:style-name="T1">classes têm número muito grande de atributos e de métodos e</text:span><text:span text:style-name="T2"> </text:span><text:span text:style-name="T1">isso torna a classe muito cheia, muito carregada visualmente.</text:span><text:span text:style-name="T2"> </text:span><text:span text:style-name="T1">Isso dificulta na hora de fazer uma análise.</text:span><text:span text:style-name="T2"> </text:span><text:span text:style-name="T1">Dependendo da hora, da situação, eu vou usar uma forma de representar ou outra.</text:span><text:span text:style-name="T2"> </text:span><text:span text:style-name="T1">Se vocês lembram quando eu mostrei a modelagem CRC,</text:span><text:span text:style-name="T2"> </text:span><text:span text:style-name="T1">eu representei as dependências entre as classes usando apenas os</text:span><text:span text:style-name="T2"> </text:span><text:span text:style-name="T1">nomes das classes, e é isso que nós iremos fazer algumas vezes também.</text:span><text:span text:style-name="T2"> </text:span><text:span text:style-name="T1">Quais são os relacionamentos entre classes que iremos apresentar ou</text:span><text:span text:style-name="T2"> </text:span><text:span text:style-name="T1">revisitar ao apresentar diagramas de classes?</text:span><text:span text:style-name="T2"> </text:span><text:span text:style-name="T1">São as </text:span><text:soft-page-break/><text:span text:style-name="T1">associações, agregação e composição,</text:span><text:span text:style-name="T2"> </text:span><text:span text:style-name="T1">que são 2 tipos de associação, herança e dependência.</text:span><text:span text:style-name="T2"> </text:span><text:span text:style-name="T1">Dependência nós já falamos quando falamos de</text:span><text:span text:style-name="T2"> </text:span><text:span text:style-name="T1">cartões CRC e iremos tratar disso outras aulas também.</text:span><text:span text:style-name="T2"> </text:span><text:span text:style-name="T1">Então na apresentação do diagrama de classes eu não vou me ater a explicar</text:span><text:span text:style-name="T2"> </text:span><text:span text:style-name="T1">mais detalhes sobre dependência agora, mas mais para a frente e com</text:span><text:span text:style-name="T2"> </text:span><text:span text:style-name="T1">certeza ao longo dos cursos que apresentaremos a questão de dependência</text:span><text:span text:style-name="T2"> </text:span><text:span text:style-name="T1">será bem tratada, porque é muito importante que os nossos programas,</text:span><text:span text:style-name="T2"> </text:span><text:span text:style-name="T1">as nossas classes tenham acoplamento melhor.</text:span><text:span text:style-name="T2"> </text:span><text:span text:style-name="T1">Ter acoplamento melhor significa ter menos dependência de uma classe com outra.</text:span><text:span text:style-name="T2"> </text:span><text:span text:style-name="T1">Estritamente aquilo que for necessário.</text:span><text:span text:style-name="T2"> </text:span><text:span text:style-name="T1">Então vamos começar a falar sobre associação.</text:span><text:span text:style-name="T2"> </text:span><text:span text:style-name="T1">Então o diagrama de classes que nós apresentamos eu recortei apenas uma parte</text:span><text:span text:style-name="T2"> </text:span><text:span text:style-name="T1">com as classes Cliente, Pedido e Pagamento e mostro dois tipos de associação.</text:span><text:span text:style-name="T2"> </text:span><text:span text:style-name="T1">O quê que é uma associação?</text:span><text:span text:style-name="T2"> </text:span><text:span text:style-name="T1">Uma associação é alguma colaboração, alguma dependência,</text:span><text:span text:style-name="T2"> </text:span><text:span text:style-name="T1">alguma forma de relacionar uma classe com outra.</text:span><text:span text:style-name="T2"> </text:span><text:span text:style-name="T1">Normalmente para tornar isso mais prático e fácil de a gente fazer,</text:span><text:span text:style-name="T2"> </text:span><text:span text:style-name="T1">nós colocamos rótulos nisso.</text:span><text:span text:style-name="T2"> </text:span><text:span text:style-name="T1">Então por exemplo o Cliente faz Pedido.</text:span><text:span text:style-name="T2"> </text:span><text:span text:style-name="T1">Olha a gente está fazendo uma frase não é?</text:span><text:span text:style-name="T2"> </text:span><text:span text:style-name="T1">Está certo?</text:span><text:span text:style-name="T2"> </text:span><text:span text:style-name="T1">Que isso está representado nesse diagrama,</text:span><text:span text:style-name="T2"> </text:span><text:span text:style-name="T1">já no outro o pedido refere-se a pagamento.</text:span><text:span text:style-name="T2"> </text:span><text:span text:style-name="T1">Então isso aqui é uma outra, é uma outra associação.</text:span><text:span text:style-name="T2"> </text:span><text:span text:style-name="T1">Então é uma classe associada à outra.</text:span><text:span text:style-name="T2"> </text:span><text:span text:style-name="T1">Normalmente a gente consegue colocar rótulos, que geral os rótulos são</text:span><text:span text:style-name="T2"> </text:span><text:span text:style-name="T1">verbos que fazem a ligação de uma classe com outra, são proposições.</text:span><text:span text:style-name="T2"> </text:span><text:span text:style-name="T1">No diagrama vocês notam que entre Cliente e Pedido normalmente o Cliente ele faz,</text:span><text:span text:style-name="T2"> </text:span><text:span text:style-name="T1">suponha que isso fosse por exemplo pedido num restaurante,</text:span><text:span text:style-name="T2"> </text:span><text:span text:style-name="T1">a pessoa está fazendo o pedido só para ela, só ela que foi no restaurante.</text:span><text:span text:style-name="T2"> </text:span><text:span text:style-name="T1">Então inicialmente não existia pedido nenhum,</text:span><text:span text:style-name="T2"> </text:span><text:span text:style-name="T1">quando o cliente faz o pedido ele passa a ser</text:span><text:span text:style-name="T2"> </text:span><text:span text:style-name="T1">pedido e estaria associado ao objeto Cliente.</text:span><text:span text:style-name="T2"> </text:span><text:span text:style-name="T1">Agora imaginem vocês que eu esteja querendo pagar a conta dos meus colegas.</text:span><text:span text:style-name="T2"> </text:span><text:span text:style-name="T1">Então eu fui com 3 colegas, então são 4 pedidos no total.</text:span><text:span text:style-name="T2"> </text:span><text:span text:style-name="T1">Então o Cliente faz, ali está marcado 0 até asterisco,</text:span><text:span text:style-name="T2"> </text:span><text:span text:style-name="T1">asterisco significa número indefinido, né, está certo?</text:span><text:span text:style-name="T2"> </text:span><text:span text:style-name="T1">Então o Cliente faz 4 pedidos, seria nesse momento,</text:span><text:span text:style-name="T2"> </text:span><text:span text:style-name="T1">ou seja, eu posso fazer de 0 ou não faço pedido nenhum, levanto e vou embora,</text:span><text:span text:style-name="T2"> </text:span><text:span text:style-name="T1">ou faço até 4 no meu exemplo.</text:span><text:span text:style-name="T2"> </text:span><text:span text:style-name="T1">Isso a gente chama de multiplicidade.</text:span><text:span text:style-name="T2"> </text:span><text:span text:style-name="T1">A multiplicidade se refere ao conjunto de objetos</text:span><text:span text:style-name="T2"> </text:span><text:span text:style-name="T1">que eu posso instanciar relativo a tipo de associação.</text:span><text:span text:style-name="T2"> </text:span><text:span text:style-name="T1">Então por exemplo na associação Cliente, se estiver olhando esse lado,</text:span><text:span text:style-name="T2"> </text:span><text:span text:style-name="T1">Cliente faz Pedido, o Cliente vai fazer</text:span><text:span text:style-name="T2"> </text:span><text:span text:style-name="T1">0 ou mais pedidos, ou seja, vão ser criadas 0 ou mais</text:span><text:span text:style-name="T2"> </text:span><text:span text:style-name="T1">instâncias da classe Pedido, vão ser objetos da classe Pedido.</text:span><text:span text:style-name="T2"> </text:span><text:span text:style-name="T1">Acabei de falar de multiplicidade olhando da classe Cliente para Pedido e</text:span><text:span text:style-name="T2"> </text:span><text:span text:style-name="T1">eu representei eles cor-de-rosa e verde exatamente para</text:span><text:span text:style-name="T2"> </text:span><text:span text:style-name="T1">mostrar que o Cliente está associado a 0 ou mais Pedidos.</text:span><text:span text:style-name="T2"> </text:span><text:span text:style-name="T1">E o Pedido está associado a exatamente Cliente.</text:span><text:span text:style-name="T2"> </text:span><text:span text:style-name="T1">Já o outro relacionamento de Pedido com Pagamento,</text:span><text:span text:style-name="T2"> </text:span><text:span text:style-name="T1">Pagamento está azul, o pedido se refere a 1 ou mais Pagamentos,</text:span><text:span text:style-name="T2"> </text:span><text:span text:style-name="T1">ou seja, se eu tiver 1 Pedido só eu vou fazer Pagamento.</text:span><text:span text:style-name="T2"> </text:span><text:span text:style-name="T1">Não faz sentido ter 0 Pagamentos aqui, não,</text:span><text:span text:style-name="T2"> </text:span><text:span text:style-name="T1">a cada Pedido tem que ter 1 Pagamento, por isso que fica 1 ali, de 1 ou mais.</text:span><text:span text:style-name="T2"> </text:span><text:span text:style-name="T1">Agora, se eu por exemplo parcelei esses Pagamentos,</text:span><text:span text:style-name="T2"> </text:span><text:span text:style-name="T1">então eu posso ter 1, 2, 3 Pagamentos ou mais.</text:span><text:span text:style-name="T2"> </text:span><text:span text:style-name="T1">É isso que está querendo dizer esse relacionamento, essa associação,</text:span><text:span text:style-name="T2"> </text:span><text:span text:style-name="T1">essa multiplicidade para essa associação entre Pedido e Pagamento, está verde.</text:span><text:span text:style-name="T2"> </text:span><text:span text:style-name="T1">O contrário: Pagamento relação a Pedido ele tem associação,</text:span><text:span text:style-name="T2"> </text:span><text:span text:style-name="T1">a cada Pagamento vai existir apenas 1 Pedido, não faz sentido ter</text:span><text:span text:style-name="T2"> </text:span><text:span text:style-name="T1">0 nem ter mais do que 1, é exatamente 1 pedido.</text:span><text:span text:style-name="T2"> </text:span><text:span text:style-name="T1">Já quando a multiplicidade é 1, ou seja,</text:span><text:span text:style-name="T2"> </text:span><text:span text:style-name="T1">aproveitando o exemplo de livro e usuário de biblioteca,</text:span><text:span text:style-name="T2"> </text:span><text:span text:style-name="T1">toda vez que livro é emprestado a usuário de biblioteca ele fica sabendo,</text:span><text:span text:style-name="T2"> </text:span><text:span text:style-name="T1">ele vai ser marcado na lista de livros daquele usuário.</text:span><text:span text:style-name="T2"> </text:span><text:span text:style-name="T1">Mas só vai existir usuário associado ao livro, ou seja,</text:span><text:span text:style-name="T2"> </text:span><text:span text:style-name="T1">eu posso ter livro associado a 0 ou 1 usuário.</text:span><text:span text:style-name="T2"> </text:span><text:span text:style-name="T1">Por isso que quando a gente trabalhou com essas classes eu mostrava</text:span><text:span text:style-name="T2"> </text:span><text:span text:style-name="T1">a disponibilidade do livro usando usuário para representar a disponibilidade,</text:span><text:span text:style-name="T2"> </text:span><text:span text:style-name="T1">se o usuário não tinha emprestado era 0 usuário, o livro estava disponível,</text:span><text:span text:style-name="T2"> </text:span><text:span text:style-name="T1">mas na hora que eu emprestei, eu emprestei para 1 usuário.</text:span><text:span text:style-name="T2"> </text:span><text:span text:style-name="T1">Então esse 0 e 1 é opcional.</text:span><text:span text:style-name="T2"> </text:span><text:span text:style-name="T1">Agora é o contrário: o usuário ele tem relacionamento com livro,</text:span><text:span text:style-name="T2"> </text:span><text:span text:style-name="T1">ao ter esse relacionamento com livro, nesse meu exemplo obviamente,</text:span><text:span text:style-name="T2"> </text:span><text:span text:style-name="T1">esse 1 a gente chama de obrigatório,</text:span><text:span text:style-name="T2"> </text:span><text:span text:style-name="T1">enquanto que 0 dois pontos 1 é opcional quando está só o 1,</text:span><text:span text:style-name="T2"> </text:span><text:span text:style-name="T1">ele é obrigatório, a associação é obrigatória.</text:span><text:span text:style-name="T2"> </text:span><text:span text:style-name="T1">Essa associação é obrigatória, ou seja,</text:span><text:span text:style-name="T2"> </text:span><text:span text:style-name="T1">eu estou dizendo exatamente que o usuário está associado a 1 e somente 1 livro.</text:span><text:span text:style-name="T2"> </text:span><text:span text:style-name="T1">Quando é 0 dois pontos 1, a multiplicidade a gente </text:span><text:soft-page-break/><text:span text:style-name="T1">chama de opcional.</text:span><text:span text:style-name="T2"> </text:span><text:span text:style-name="T1">Então nesse nosso exemplo eu já mostrei para vocês.</text:span><text:span text:style-name="T2"> </text:span><text:span text:style-name="T1">Agora podemos generalizar isso para n dois pontinhos m,</text:span><text:span text:style-name="T2"> </text:span><text:span text:style-name="T1">onde o n e o m podem ser qualquer valor finitos,</text:span><text:span text:style-name="T2"> </text:span><text:span text:style-name="T1">a gente não vai trabalhar com valores muito grandes, está certo?</text:span><text:span text:style-name="T2"> </text:span><text:span text:style-name="T1">Então por exemplo Veículo está associado com Roda e eu</text:span><text:span text:style-name="T2"> </text:span><text:span text:style-name="T1">coloquei ali "Veículo tem 1 a 6 rodas" como exemplo.</text:span><text:span text:style-name="T2"> </text:span><text:span text:style-name="T1">Então eu posso ter veículos, como por exemplo o primeiro</text:span><text:span text:style-name="T2"> </text:span><text:span text:style-name="T1">desenho que eu mostro aqui para vocês, a primeira imagem, é monociclo,</text:span><text:span text:style-name="T2"> </text:span><text:span text:style-name="T1">não é qualquer que vai andar nele, mas é monociclo, só tem uma roda.</text:span><text:span text:style-name="T2"> </text:span><text:span text:style-name="T1">Já o último carro ali, bom depois nós temos bicicleta,</text:span><text:span text:style-name="T2"> </text:span><text:span text:style-name="T1">skate, carro, triciclo com os</text:span><text:span text:style-name="T2"> </text:span><text:span text:style-name="T1">outros números de rodas, eventualmente não tenha com 5 rodas,</text:span><text:span text:style-name="T2"> </text:span><text:span text:style-name="T1">pelo menos eu não conheço, mas com 6 existem vários.</text:span><text:span text:style-name="T2"> </text:span><text:span text:style-name="T1">Nesse exemplo que eu mostro para vocês tem carro da Fórmula</text:span><text:span text:style-name="T2"> </text:span><text:span text:style-name="T1">1 antigo que teve 6 rodas, nós temos também</text:span><text:span text:style-name="T2"> </text:span><text:span text:style-name="T1">SUVs modernas que estão saindo com 6 rodas também.</text:span><text:span text:style-name="T2"> </text:span><text:span text:style-name="T1">Então no nosso exemplo eu estou querendo dizer que a multiplicidade é de número</text:span><text:span text:style-name="T2"> </text:span><text:span text:style-name="T1">a outro, pode ser de 1 a 6 como nesse exemplo mas pode ser por exemplo de 4 a 6.</text:span><text:span text:style-name="T2"> </text:span><text:span text:style-name="T1">Se eu estiver falando só de carros, que tenham 4 ou mais rodas,</text:span><text:span text:style-name="T2"> </text:span><text:span text:style-name="T1">então poderia ser de 4 a 6, de 4 a 8 se tiver carros com 8 rodas.</text:span><text:span text:style-name="T2"> </text:span><text:span text:style-name="T1">Concluímos assim a primeira parte dessa apresentação sobre</text:span><text:span text:style-name="T2"> </text:span><text:span text:style-name="T1">diagrama de classes que falamos sobre como representar as classes,</text:span><text:span text:style-name="T2"> </text:span><text:span text:style-name="T1">como representar as associações até o item de multiplicidade.</text:span><text:span text:style-name="T2"> </text:span><text:span text:style-name="T1">Na próxima aula iremos dar continuidade a isso, falaremos da questão</text:span><text:span text:style-name="T2"> </text:span><text:span text:style-name="T1">de navegabilidade entre uma classe e outra, associação do tipo agregação,</text:span><text:span text:style-name="T2"> </text:span><text:span text:style-name="T1">associação do tipo composição e herança.</text:span><text:span text:style-name="T2"> </text:span><text:span text:style-name="T3">Obrigado.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S</meta:editing-duration>
    <meta:editing-cycles>3</meta:editing-cycles>
    <meta:generator>LibreOffice/5.1.6.2$Windows_x86 LibreOffice_project/07ac168c60a517dba0f0d7bc7540f5afa45f0909</meta:generator>
    <dc:date>2017-01-18T07:43:37.429000000</dc:date>
    <meta:document-statistic meta:table-count="0" meta:image-count="0" meta:object-count="0" meta:page-count="4" meta:paragraph-count="1" meta:word-count="2599" meta:character-count="15434" meta:non-whitespace-character-count="12834"/>
    <meta:user-defined meta:name="Info 1"/>
    <meta:user-defined meta:name="Info 2"/>
    <meta:user-defined meta:name="Info 3"/>
    <meta:user-defined meta:name="Info 4"/>
  </office:meta>
</office:document-meta>
</file>